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T1" style:family="text">
      <style:text-properties fo:color="#000000" loext:opacity="100%" style:font-name="Computer Modern1" fo:font-size="12pt" fo:font-weight="bold" style:font-size-asian="12pt" style:font-weight-asian="bold" style:font-name-complex="Computer Modern1" style:font-size-complex="12pt" style:font-weight-complex="bold"/>
    </style:style>
    <style:style style:name="T2" style:family="text">
      <style:text-properties fo:color="#000000" loext:opacity="100%" style:font-name="Computer Modern1" fo:font-size="17.2000007629395pt" fo:font-weight="normal" style:font-size-asian="17.2000007629395pt" style:font-weight-asian="normal" style:font-name-complex="Computer Modern1" style:font-size-complex="17.2000007629395pt" style:font-weight-complex="normal"/>
    </style:style>
    <style:style style:name="T3" style:family="text">
      <style:text-properties fo:color="#000000" loext:opacity="100%" style:font-name="Computer Modern1" fo:font-size="14.3000001907349pt" fo:font-weight="normal" style:font-size-asian="14.3000001907349pt" style:font-weight-asian="normal" style:font-name-complex="Computer Modern1" style:font-size-complex="14.3000001907349pt" style:font-weight-complex="normal"/>
    </style:style>
    <style:style style:name="T4" style:family="text">
      <style:text-properties fo:color="#000000" loext:opacity="100%" style:font-name="Computer Modern1" fo:font-size="12pt" fo:font-weight="normal" style:font-size-asian="12pt" style:font-weight-asian="normal" style:font-name-complex="Computer Moder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466cm" svg:height="0.497cm" svg:x="7.706cm" svg:y="3.03cm">
          <draw:text-box>
            <text:p text:style-name="P1"><text:span text:style-name="T1">FACULDADE DOM ALBERTO</text:span></text:p>
          </draw:text-box>
        </draw:frame>
        <draw:frame draw:style-name="gr1" draw:text-style-name="P2" draw:layer="layout" svg:width="9.243cm" svg:height="0.497cm" svg:x="4.056cm" svg:y="10.663cm">
          <draw:text-box>
            <text:p text:style-name="P1"><text:span text:style-name="T1">OS DESAFIOS DO </text:span><text:span text:style-name="T1">MARKETING NA GEST</text:span></text:p>
          </draw:text-box>
        </draw:frame>
        <draw:frame draw:style-name="gr1" draw:text-style-name="P2" draw:layer="layout" svg:width="0.421cm" svg:height="0.497cm" svg:x="13.743cm" svg:y="10.561cm">
          <draw:text-box>
            <text:p text:style-name="P1"><text:span text:style-name="T1">˜</text:span></text:p>
          </draw:text-box>
        </draw:frame>
        <draw:frame draw:style-name="gr1" draw:text-style-name="P2" draw:layer="layout" svg:width="4.18cm" svg:height="0.497cm" svg:x="13.682cm" svg:y="10.663cm">
          <draw:text-box>
            <text:p text:style-name="P1"><text:span text:style-name="T1">AO EMPRESARIAL</text:span></text:p>
          </draw:text-box>
        </draw:frame>
        <draw:frame draw:style-name="gr1" draw:text-style-name="P2" draw:layer="layout" svg:width="5.844cm" svg:height="0.497cm" svg:x="8.088cm" svg:y="16.295cm">
          <draw:text-box>
            <text:p text:style-name="P1"><text:span text:style-name="T1">FLAVIA PORTO DA SILVA</text:span></text:p>
          </draw:text-box>
        </draw:frame>
        <draw:frame draw:style-name="gr1" draw:text-style-name="P2" draw:layer="layout" svg:width="2.275cm" svg:height="0.497cm" svg:x="10.073cm" svg:y="26.928cm">
          <draw:text-box>
            <text:p text:style-name="P1"><text:span text:style-name="T1">2022 - SP</text:span></text:p>
          </draw:text-box>
        </draw:frame>
      </draw:page>
      <draw:page draw:name="page2" draw:style-name="dp1" draw:master-page-name="master-page16">
        <draw:frame draw:style-name="gr2" draw:text-style-name="P3" draw:layer="layout" svg:width="2.631cm" svg:height="0.708cm" svg:x="8.832cm" svg:y="2.858cm">
          <draw:text-box>
            <text:p text:style-name="P1"><text:span text:style-name="T2">RESUMO</text:span></text:p>
          </draw:text-box>
        </draw:frame>
      </draw:page>
      <draw:page draw:name="page3" draw:style-name="dp1" draw:master-page-name="master-page23">
        <draw:frame draw:style-name="gr2" draw:text-style-name="P3" draw:layer="layout" svg:width="3.211cm" svg:height="0.708cm" svg:x="9.524cm" svg:y="2.858cm">
          <draw:text-box>
            <text:p text:style-name="P1"><text:span text:style-name="T2">ABSTRACT</text:span></text:p>
          </draw:text-box>
        </draw:frame>
      </draw:page>
      <draw:page draw:name="page4" draw:style-name="dp1" draw:master-page-name="master-page26">
        <draw:frame draw:style-name="gr2" draw:text-style-name="P3" draw:layer="layout" svg:width="0.606cm" svg:height="0.708cm" svg:x="2cm" svg:y="2.858cm">
          <draw:text-box>
            <text:p text:style-name="P1"><text:span text:style-name="T2">1</text:span></text:p>
          </draw:text-box>
        </draw:frame>
        <draw:frame draw:style-name="gr2" draw:text-style-name="P3" draw:layer="layout" svg:width="3.279cm" svg:height="0.708cm" svg:x="2.856cm" svg:y="2.858cm">
          <draw:text-box>
            <text:p text:style-name="P1"><text:span text:style-name="T2">OBJETIVOS</text:span></text:p>
          </draw:text-box>
        </draw:frame>
        <draw:frame draw:style-name="gr3" draw:text-style-name="P4" draw:layer="layout" svg:width="0.806cm" svg:height="0.59cm" svg:x="2cm" svg:y="5.027cm">
          <draw:text-box>
            <text:p text:style-name="P1"><text:span text:style-name="T3">1.1</text:span></text:p>
          </draw:text-box>
        </draw:frame>
        <draw:frame draw:style-name="gr3" draw:text-style-name="P4" draw:layer="layout" svg:width="4.278cm" svg:height="0.59cm" svg:x="3.129cm" svg:y="5.027cm">
          <draw:text-box>
            <text:p text:style-name="P1"><text:span text:style-name="T3">OBJETIVO GERAL</text:span></text:p>
          </draw:text-box>
        </draw:frame>
        <draw:frame draw:style-name="gr1" draw:text-style-name="P2" draw:layer="layout" svg:width="3.406cm" svg:height="0.497cm" svg:x="2cm" svg:y="6.882cm">
          <draw:text-box>
            <text:p text:style-name="P1"><text:span text:style-name="T4">Criar um panorˆ</text:span></text:p>
          </draw:text-box>
        </draw:frame>
        <draw:frame draw:style-name="gr1" draw:text-style-name="P2" draw:layer="layout" svg:width="15.081cm" svg:height="0.497cm" svg:x="4.789cm" svg:y="6.882cm">
          <draw:text-box>
            <text:p text:style-name="P1"><text:span text:style-name="T4">ama atual da importˆancia de um planejamento de marketing na gest˜</text:span></text:p>
          </draw:text-box>
        </draw:frame>
        <draw:frame draw:style-name="gr1" draw:text-style-name="P2" draw:layer="layout" svg:width="1.183cm" svg:height="0.497cm" svg:x="17.053cm" svg:y="6.882cm">
          <draw:text-box>
            <text:p text:style-name="P1"><text:span text:style-name="T4">ao de</text:span></text:p>
          </draw:text-box>
        </draw:frame>
        <draw:frame draw:style-name="gr1" draw:text-style-name="P2" draw:layer="layout" svg:width="4.536cm" svg:height="0.497cm" svg:x="2cm" svg:y="7.515cm">
          <draw:text-box>
            <text:p text:style-name="P1"><text:span text:style-name="T4">empresas brasileiras.</text:span></text:p>
          </draw:text-box>
        </draw:frame>
        <draw:frame draw:style-name="gr3" draw:text-style-name="P4" draw:layer="layout" svg:width="0.806cm" svg:height="0.59cm" svg:x="2cm" svg:y="14.017cm">
          <draw:text-box>
            <text:p text:style-name="P1"><text:span text:style-name="T3">1.2</text:span></text:p>
          </draw:text-box>
        </draw:frame>
        <draw:frame draw:style-name="gr3" draw:text-style-name="P4" draw:layer="layout" svg:width="6.191cm" svg:height="0.59cm" svg:x="3.129cm" svg:y="14.017cm">
          <draw:text-box>
            <text:p text:style-name="P1"><text:span text:style-name="T3">OBJETIVOS ESPECIFICOS</text:span></text:p>
          </draw:text-box>
        </draw:frame>
        <draw:frame draw:style-name="gr1" draw:text-style-name="P2" draw:layer="layout" svg:width="4.705cm" svg:height="0.497cm" svg:x="2.619cm" svg:y="15.872cm">
          <draw:text-box>
            <text:p text:style-name="P1"><text:span text:style-name="T4">• </text:span><text:span text:style-name="T4">Investigar a situa¸c˜</text:span></text:p>
          </draw:text-box>
        </draw:frame>
        <draw:frame draw:style-name="gr1" draw:text-style-name="P2" draw:layer="layout" svg:width="11.254cm" svg:height="0.497cm" svg:x="6.34cm" svg:y="15.872cm">
          <draw:text-box>
            <text:p text:style-name="P1"><text:span text:style-name="T4">ao do marketing na gest˜ao de empresas brasileiras.</text:span></text:p>
          </draw:text-box>
        </draw:frame>
        <draw:frame draw:style-name="gr1" draw:text-style-name="P2" draw:layer="layout" svg:width="10.348cm" svg:height="0.497cm" svg:x="2.619cm" svg:y="17.137cm">
          <draw:text-box>
            <text:p text:style-name="P1"><text:span text:style-name="T4">• </text:span><text:span text:style-name="T4">Descobrir o papel do marketing na administra¸</text:span></text:p>
          </draw:text-box>
        </draw:frame>
        <draw:frame draw:style-name="gr1" draw:text-style-name="P2" draw:layer="layout" svg:width="3.973cm" svg:height="0.497cm" svg:x="11.371cm" svg:y="17.137cm">
          <draw:text-box>
            <text:p text:style-name="P1"><text:span text:style-name="T4">c˜ao de empresas.</text:span></text:p>
          </draw:text-box>
        </draw:frame>
        <draw:frame draw:style-name="gr1" draw:text-style-name="P2" draw:layer="layout" svg:width="16.199cm" svg:height="0.497cm" svg:x="2.619cm" svg:y="18.402cm">
          <draw:text-box>
            <text:p text:style-name="P1"><text:span text:style-name="T4">• </text:span><text:span text:style-name="T4">Comparar a linha do tempo do marketing (gerar historico de evolu¸c˜oes).</text:span></text:p>
          </draw:text-box>
        </draw:frame>
        <draw:frame draw:style-name="gr1" draw:text-style-name="P2" draw:layer="layout" svg:width="9.137cm" svg:height="0.497cm" svg:x="2.619cm" svg:y="19.667cm">
          <draw:text-box>
            <text:p text:style-name="P1"><text:span text:style-name="T4">• </text:span><text:span text:style-name="T4">Achar a rela¸c˜ao do marketing e a gest˜</text:span></text:p>
          </draw:text-box>
        </draw:frame>
        <draw:frame draw:style-name="gr1" draw:text-style-name="P2" draw:layer="layout" svg:width="3.528cm" svg:height="0.497cm" svg:x="9.894cm" svg:y="19.667cm">
          <draw:text-box>
            <text:p text:style-name="P1"><text:span text:style-name="T4">ao de empresas.</text:span></text:p>
          </draw:text-box>
        </draw:frame>
        <draw:frame draw:style-name="gr1" draw:text-style-name="P2" draw:layer="layout" svg:width="5.298cm" svg:height="0.497cm" svg:x="2.619cm" svg:y="20.931cm">
          <draw:text-box>
            <text:p text:style-name="P1"><text:span text:style-name="T4">• </text:span><text:span text:style-name="T4">Concluir qual a importˆ</text:span></text:p>
          </draw:text-box>
        </draw:frame>
        <draw:frame draw:style-name="gr1" draw:text-style-name="P2" draw:layer="layout" svg:width="9.548cm" svg:height="0.497cm" svg:x="7.185cm" svg:y="20.931cm">
          <draw:text-box>
            <text:p text:style-name="P1"><text:span text:style-name="T4">ancia do marketing na gest˜ao de empresas.</text:span></text:p>
          </draw:text-box>
        </draw:frame>
      </draw:page>
      <draw:page draw:name="page5" draw:style-name="dp1" draw:master-page-name="master-page35">
        <draw:frame draw:style-name="gr2" draw:text-style-name="P3" draw:layer="layout" svg:width="0.606cm" svg:height="0.708cm" svg:x="3cm" svg:y="3.018cm">
          <draw:text-box>
            <text:p text:style-name="P1"><text:span text:style-name="T2">2</text:span></text:p>
          </draw:text-box>
        </draw:frame>
        <draw:frame draw:style-name="gr2" draw:text-style-name="P3" draw:layer="layout" svg:width="8.071cm" svg:height="0.708cm" svg:x="3.856cm" svg:y="3.018cm">
          <draw:text-box>
            <text:p text:style-name="P1"><text:span text:style-name="T2">LEVANTAMENTO BIBLIOGR</text:span></text:p>
          </draw:text-box>
        </draw:frame>
        <draw:frame draw:style-name="gr2" draw:text-style-name="P3" draw:layer="layout" svg:width="0.606cm" svg:height="0.708cm" svg:x="11.182cm" svg:y="2.858cm">
          <draw:text-box>
            <text:p text:style-name="P1"><text:span text:style-name="T2">´</text:span></text:p>
          </draw:text-box>
        </draw:frame>
        <draw:frame draw:style-name="gr2" draw:text-style-name="P3" draw:layer="layout" svg:width="1.844cm" svg:height="0.708cm" svg:x="11.136cm" svg:y="3.018cm">
          <draw:text-box>
            <text:p text:style-name="P1"><text:span text:style-name="T2">AFICO</text:span></text:p>
          </draw:text-box>
        </draw:frame>
        <draw:frame draw:style-name="gr3" draw:text-style-name="P4" draw:layer="layout" svg:width="0.806cm" svg:height="0.59cm" svg:x="3cm" svg:y="4.324cm">
          <draw:text-box>
            <text:p text:style-name="P1"><text:span text:style-name="T3">2.1</text:span></text:p>
          </draw:text-box>
        </draw:frame>
        <draw:frame draw:style-name="gr3" draw:text-style-name="P4" draw:layer="layout" svg:width="2.961cm" svg:height="0.59cm" svg:x="4.129cm" svg:y="4.324cm">
          <draw:text-box>
            <text:p text:style-name="P1"><text:span text:style-name="T3">INTRODUC¸</text:span></text:p>
          </draw:text-box>
        </draw:frame>
        <draw:frame draw:style-name="gr3" draw:text-style-name="P4" draw:layer="layout" svg:width="0.505cm" svg:height="0.59cm" svg:x="6.684cm" svg:y="4.198cm">
          <draw:text-box>
            <text:p text:style-name="P1"><text:span text:style-name="T3">˜</text:span></text:p>
          </draw:text-box>
        </draw:frame>
        <draw:frame draw:style-name="gr3" draw:text-style-name="P4" draw:layer="layout" svg:width="2.762cm" svg:height="0.59cm" svg:x="6.644cm" svg:y="4.324cm">
          <draw:text-box>
            <text:p text:style-name="P1"><text:span text:style-name="T3">AO A GEST</text:span></text:p>
          </draw:text-box>
        </draw:frame>
        <draw:frame draw:style-name="gr3" draw:text-style-name="P4" draw:layer="layout" svg:width="0.505cm" svg:height="0.59cm" svg:x="9.273cm" svg:y="4.198cm">
          <draw:text-box>
            <text:p text:style-name="P1"><text:span text:style-name="T3">˜</text:span></text:p>
          </draw:text-box>
        </draw:frame>
        <draw:frame draw:style-name="gr3" draw:text-style-name="P4" draw:layer="layout" svg:width="4.807cm" svg:height="0.59cm" svg:x="9.233cm" svg:y="4.324cm">
          <draw:text-box>
            <text:p text:style-name="P1"><text:span text:style-name="T3">AO DE MARKETING</text:span></text:p>
          </draw:text-box>
        </draw:frame>
        <draw:frame draw:style-name="gr1" draw:text-style-name="P2" draw:layer="layout" svg:width="1.839cm" svg:height="0.497cm" svg:x="3cm" svg:y="5.316cm">
          <draw:text-box>
            <text:p text:style-name="P1"><text:span text:style-name="T4">Na gest˜</text:span></text:p>
          </draw:text-box>
        </draw:frame>
        <draw:frame draw:style-name="gr1" draw:text-style-name="P2" draw:layer="layout" svg:width="18.176cm" svg:height="0.497cm" svg:x="4.365cm" svg:y="5.316cm">
          <draw:text-box>
            <text:p text:style-name="P1"><text:span text:style-name="T4">ao que integra o marketing, ´e onde organiza, se cria os m´etodos estrat´egicos, pla-</text:span></text:p>
          </draw:text-box>
        </draw:frame>
        <draw:frame draw:style-name="gr1" draw:text-style-name="P2" draw:layer="layout" svg:width="1.801cm" svg:height="0.497cm" svg:x="3cm" svg:y="5.949cm">
          <draw:text-box>
            <text:p text:style-name="P1"><text:span text:style-name="T4">nifica¸c˜</text:span></text:p>
          </draw:text-box>
        </draw:frame>
        <draw:frame draw:style-name="gr1" draw:text-style-name="P2" draw:layer="layout" svg:width="17.964cm" svg:height="0.497cm" svg:x="4.147cm" svg:y="5.949cm">
          <draw:text-box>
            <text:p text:style-name="P1"><text:span text:style-name="T4">ao, metas, indicativos,crit´erios e o seu desenvolvimento para atender melhor p seu</text:span></text:p>
          </draw:text-box>
        </draw:frame>
        <draw:frame draw:style-name="gr1" draw:text-style-name="P2" draw:layer="layout" svg:width="1.564cm" svg:height="0.497cm" svg:x="3cm" svg:y="6.581cm">
          <draw:text-box>
            <text:p text:style-name="P1"><text:span text:style-name="T4">cliente.</text:span></text:p>
          </draw:text-box>
        </draw:frame>
        <draw:frame draw:style-name="gr1" draw:text-style-name="P2" draw:layer="layout" svg:width="4.4cm" svg:height="0.497cm" svg:x="3.619cm" svg:y="7.855cm">
          <draw:text-box>
            <text:p text:style-name="P1"><text:span text:style-name="T4">Muitas vezes a gest˜</text:span></text:p>
          </draw:text-box>
        </draw:frame>
        <draw:frame draw:style-name="gr1" draw:text-style-name="P2" draw:layer="layout" svg:width="14.836cm" svg:height="0.497cm" svg:x="7.048cm" svg:y="7.855cm">
          <draw:text-box>
            <text:p text:style-name="P1"><text:span text:style-name="T4">ao de marketing na empresa ´e vista como uma mera postagem para</text:span></text:p>
          </draw:text-box>
        </draw:frame>
        <draw:frame draw:style-name="gr1" draw:text-style-name="P2" draw:layer="layout" svg:width="2.203cm" svg:height="0.497cm" svg:x="3cm" svg:y="8.487cm">
          <draw:text-box>
            <text:p text:style-name="P1"><text:span text:style-name="T4">divulga¸c˜</text:span></text:p>
          </draw:text-box>
        </draw:frame>
        <draw:frame draw:style-name="gr1" draw:text-style-name="P2" draw:layer="layout" svg:width="17.46cm" svg:height="0.497cm" svg:x="4.503cm" svg:y="8.487cm">
          <draw:text-box>
            <text:p text:style-name="P1"><text:span text:style-name="T4">ao do seu produto nas redes sociais, mas na verdade ela integra um elo de fun¸c˜</text:span></text:p>
          </draw:text-box>
        </draw:frame>
        <draw:frame draw:style-name="gr1" draw:text-style-name="P2" draw:layer="layout" svg:width="0.743cm" svg:height="0.497cm" svg:x="18.447cm" svg:y="8.487cm">
          <draw:text-box>
            <text:p text:style-name="P1"><text:span text:style-name="T4">oes</text:span></text:p>
          </draw:text-box>
        </draw:frame>
        <draw:frame draw:style-name="gr1" draw:text-style-name="P2" draw:layer="layout" svg:width="17.096cm" svg:height="0.497cm" svg:x="3cm" svg:y="9.12cm">
          <draw:text-box>
            <text:p text:style-name="P1"><text:span text:style-name="T4">muito mais complexo do que se pode imaginar para que possa gerar resultados.</text:span></text:p>
          </draw:text-box>
        </draw:frame>
        <draw:frame draw:style-name="gr1" draw:text-style-name="P2" draw:layer="layout" svg:width="2.915cm" svg:height="0.497cm" svg:x="3cm" svg:y="9.752cm">
          <draw:text-box>
            <text:p text:style-name="P1"><text:span text:style-name="T4">Assim a gest˜</text:span></text:p>
          </draw:text-box>
        </draw:frame>
        <draw:frame draw:style-name="gr1" draw:text-style-name="P2" draw:layer="layout" svg:width="15.788cm" svg:height="0.497cm" svg:x="5.396cm" svg:y="9.752cm">
          <draw:text-box>
            <text:p text:style-name="P1"><text:span text:style-name="T4">ao na empresa deve ser processo constante para que os resultados sigam</text:span></text:p>
          </draw:text-box>
        </draw:frame>
        <draw:frame draw:style-name="gr1" draw:text-style-name="P2" draw:layer="layout" svg:width="1.471cm" svg:height="0.497cm" svg:x="3cm" svg:y="10.385cm">
          <draw:text-box>
            <text:p text:style-name="P1"><text:span text:style-name="T4">firmes,</text:span></text:p>
          </draw:text-box>
        </draw:frame>
        <draw:frame draw:style-name="gr1" draw:text-style-name="P2" draw:layer="layout" svg:width="16cm" svg:height="0.497cm" svg:x="4.35cm" svg:y="10.385cm">
          <draw:text-box>
            <text:p text:style-name="P1"><text:span text:style-name="T4">assim tem que obter o marketing na empresa valorizando o seu ponto final</text:span></text:p>
          </draw:text-box>
        </draw:frame>
        <draw:frame draw:style-name="gr1" draw:text-style-name="P2" draw:layer="layout" svg:width="0.98cm" svg:height="0.497cm" svg:x="18.138cm" svg:y="10.385cm">
          <draw:text-box>
            <text:p text:style-name="P1"><text:span text:style-name="T4">a or-</text:span></text:p>
          </draw:text-box>
        </draw:frame>
        <draw:frame draw:style-name="gr1" draw:text-style-name="P2" draw:layer="layout" svg:width="2.047cm" svg:height="0.497cm" svg:x="3cm" svg:y="11.017cm">
          <draw:text-box>
            <text:p text:style-name="P1"><text:span text:style-name="T4">ganiza¸c˜</text:span></text:p>
          </draw:text-box>
        </draw:frame>
        <draw:frame draw:style-name="gr1" draw:text-style-name="P2" draw:layer="layout" svg:width="11.373cm" svg:height="0.497cm" svg:x="4.331cm" svg:y="11.017cm">
          <draw:text-box>
            <text:p text:style-name="P1"><text:span text:style-name="T4">ao para que a empresa possa conseguir oque almeja.</text:span></text:p>
          </draw:text-box>
        </draw:frame>
        <draw:frame draw:style-name="gr1" draw:text-style-name="P2" draw:layer="layout" svg:width="15.183cm" svg:height="0.497cm" svg:x="3.619cm" svg:y="12.291cm">
          <draw:text-box>
            <text:p text:style-name="P1"><text:span text:style-name="T4">Alguns dos seus processos e crit´erios ´e conhecer e entender o seu p´</text:span></text:p>
          </draw:text-box>
        </draw:frame>
        <draw:frame draw:style-name="gr1" draw:text-style-name="P2" draw:layer="layout" svg:width="3.82cm" svg:height="0.497cm" svg:x="15.752cm" svg:y="12.291cm">
          <draw:text-box>
            <text:p text:style-name="P1"><text:span text:style-name="T4">ublico-alvo, consi-</text:span></text:p>
          </draw:text-box>
        </draw:frame>
        <draw:frame draw:style-name="gr1" draw:text-style-name="P2" draw:layer="layout" svg:width="12.249cm" svg:height="0.497cm" svg:x="3cm" svg:y="12.923cm">
          <draw:text-box>
            <text:p text:style-name="P1"><text:span text:style-name="T4">derar tudo oque lhe ´e imposto diante das suas coloca¸c˜</text:span></text:p>
          </draw:text-box>
        </draw:frame>
        <draw:frame draw:style-name="gr1" draw:text-style-name="P2" draw:layer="layout" svg:width="7.783cm" svg:height="0.497cm" svg:x="12.632cm" svg:y="12.923cm">
          <draw:text-box>
            <text:p text:style-name="P1"><text:span text:style-name="T4">oes da sua marca e pensar de forma</text:span></text:p>
          </draw:text-box>
        </draw:frame>
        <draw:frame draw:style-name="gr1" draw:text-style-name="P2" draw:layer="layout" svg:width="17.799cm" svg:height="0.497cm" svg:x="3cm" svg:y="13.555cm">
          <draw:text-box>
            <text:p text:style-name="P1"><text:span text:style-name="T4">grande ´e pensando no seu produto final com muito trabalho e de forma detalhista.</text:span></text:p>
          </draw:text-box>
        </draw:frame>
        <draw:frame draw:style-name="gr3" draw:text-style-name="P4" draw:layer="layout" svg:width="0.806cm" svg:height="0.59cm" svg:x="3cm" svg:y="15.539cm">
          <draw:text-box>
            <text:p text:style-name="P1"><text:span text:style-name="T3">2.2</text:span></text:p>
          </draw:text-box>
        </draw:frame>
        <draw:frame draw:style-name="gr3" draw:text-style-name="P4" draw:layer="layout" svg:width="1.653cm" svg:height="0.59cm" svg:x="4.129cm" svg:y="15.539cm">
          <draw:text-box>
            <text:p text:style-name="P1"><text:span text:style-name="T3">O QUE</text:span></text:p>
          </draw:text-box>
        </draw:frame>
        <draw:frame draw:style-name="gr3" draw:text-style-name="P4" draw:layer="layout" svg:width="0.505cm" svg:height="0.59cm" svg:x="5.846cm" svg:y="15.412cm">
          <draw:text-box>
            <text:p text:style-name="P1"><text:span text:style-name="T3">´</text:span></text:p>
          </draw:text-box>
        </draw:frame>
        <draw:frame draw:style-name="gr3" draw:text-style-name="P4" draw:layer="layout" svg:width="1.831cm" svg:height="0.59cm" svg:x="5.823cm" svg:y="15.539cm">
          <draw:text-box>
            <text:p text:style-name="P1"><text:span text:style-name="T3">E GEST</text:span></text:p>
          </draw:text-box>
        </draw:frame>
        <draw:frame draw:style-name="gr3" draw:text-style-name="P4" draw:layer="layout" svg:width="0.505cm" svg:height="0.59cm" svg:x="7.562cm" svg:y="15.412cm">
          <draw:text-box>
            <text:p text:style-name="P1"><text:span text:style-name="T3">˜</text:span></text:p>
          </draw:text-box>
        </draw:frame>
        <draw:frame draw:style-name="gr3" draw:text-style-name="P4" draw:layer="layout" svg:width="5.078cm" svg:height="0.59cm" svg:x="7.522cm" svg:y="15.539cm">
          <draw:text-box>
            <text:p text:style-name="P1"><text:span text:style-name="T3">AO DE MARKETING?</text:span></text:p>
          </draw:text-box>
        </draw:frame>
        <draw:frame draw:style-name="gr1" draw:text-style-name="P2" draw:layer="layout" svg:width="1.551cm" svg:height="0.497cm" svg:x="3cm" svg:y="16.531cm">
          <draw:text-box>
            <text:p text:style-name="P1"><text:span text:style-name="T4">A gest˜</text:span></text:p>
          </draw:text-box>
        </draw:frame>
        <draw:frame draw:style-name="gr1" draw:text-style-name="P2" draw:layer="layout" svg:width="10.005cm" svg:height="0.497cm" svg:x="4.138cm" svg:y="16.531cm">
          <draw:text-box>
            <text:p text:style-name="P1"><text:span text:style-name="T4">ao de marketing envolve um estudo mercadol´</text:span></text:p>
          </draw:text-box>
        </draw:frame>
        <draw:frame draw:style-name="gr1" draw:text-style-name="P2" draw:layer="layout" svg:width="8.426cm" svg:height="0.497cm" svg:x="12.163cm" svg:y="16.531cm">
          <draw:text-box>
            <text:p text:style-name="P1"><text:span text:style-name="T4">ogico para atender oque se pede, gerar</text:span></text:p>
          </draw:text-box>
        </draw:frame>
        <draw:frame draw:style-name="gr1" draw:text-style-name="P2" draw:layer="layout" svg:width="18.967cm" svg:height="0.497cm" svg:x="3cm" svg:y="17.163cm">
          <draw:text-box>
            <text:p text:style-name="P1"><text:span text:style-name="T4">o lucro e acima de tudo seu prop´osito crucial ´e satisfazer a necessidade do seu cliente.</text:span></text:p>
          </draw:text-box>
        </draw:frame>
        <draw:frame draw:style-name="gr1" draw:text-style-name="P2" draw:layer="layout" svg:width="6.043cm" svg:height="0.497cm" svg:x="3.619cm" svg:y="18.437cm">
          <draw:text-box>
            <text:p text:style-name="P1"><text:span text:style-name="T4">Coordenar e atingir os prop´</text:span></text:p>
          </draw:text-box>
        </draw:frame>
        <draw:frame draw:style-name="gr1" draw:text-style-name="P2" draw:layer="layout" svg:width="5.476cm" svg:height="0.497cm" svg:x="8.509cm" svg:y="18.437cm">
          <draw:text-box>
            <text:p text:style-name="P1"><text:span text:style-name="T4">ositos ´e o papel da gest˜</text:span></text:p>
          </draw:text-box>
        </draw:frame>
        <draw:frame draw:style-name="gr1" draw:text-style-name="P2" draw:layer="layout" svg:width="1.255cm" svg:height="0.497cm" svg:x="12.569cm" svg:y="18.437cm">
          <draw:text-box>
            <text:p text:style-name="P1"><text:span text:style-name="T4">ao , j´</text:span></text:p>
          </draw:text-box>
        </draw:frame>
        <draw:frame draw:style-name="gr1" draw:text-style-name="P2" draw:layer="layout" svg:width="6.686cm" svg:height="0.497cm" svg:x="13.442cm" svg:y="18.437cm">
          <draw:text-box>
            <text:p text:style-name="P1"><text:span text:style-name="T4">a o marketing atribui ao estudo</text:span></text:p>
          </draw:text-box>
        </draw:frame>
        <draw:frame draw:style-name="gr1" draw:text-style-name="P2" draw:layer="layout" svg:width="19.839cm" svg:height="0.497cm" svg:x="3cm" svg:y="19.069cm">
          <draw:text-box>
            <text:p text:style-name="P1"><text:span text:style-name="T4">dos mercados e seus posicionamentos, buscando se posicionar e entender sua concorrˆencia</text:span></text:p>
          </draw:text-box>
        </draw:frame>
        <draw:frame draw:style-name="gr1" draw:text-style-name="P2" draw:layer="layout" svg:width="19.7cm" svg:height="0.497cm" svg:x="3cm" svg:y="19.702cm">
          <draw:text-box>
            <text:p text:style-name="P1"><text:span text:style-name="T4">e de quem fornece sua mat´eria prima, ou algo semi pronto que corresponde a determinada</text:span></text:p>
          </draw:text-box>
        </draw:frame>
        <draw:frame draw:style-name="gr1" draw:text-style-name="P2" draw:layer="layout" svg:width="19.577cm" svg:height="0.497cm" svg:x="3cm" svg:y="20.334cm">
          <draw:text-box>
            <text:p text:style-name="P1"><text:span text:style-name="T4">empresa, de modo controlar o e organizado de maneira cont´ınua e padronizada e de quem</text:span></text:p>
          </draw:text-box>
        </draw:frame>
        <draw:frame draw:style-name="gr1" draw:text-style-name="P2" draw:layer="layout" svg:width="6.001cm" svg:height="0.497cm" svg:x="3cm" svg:y="20.967cm">
          <draw:text-box>
            <text:p text:style-name="P1"><text:span text:style-name="T4">possa interessar a empresa.</text:span></text:p>
          </draw:text-box>
        </draw:frame>
        <draw:frame draw:style-name="gr1" draw:text-style-name="P2" draw:layer="layout" svg:width="11.974cm" svg:height="0.497cm" svg:x="3.619cm" svg:y="22.24cm">
          <draw:text-box>
            <text:p text:style-name="P1"><text:span text:style-name="T4">Para realizar todas as atividades da empresa ´e necess´</text:span></text:p>
          </draw:text-box>
        </draw:frame>
        <draw:frame draw:style-name="gr1" draw:text-style-name="P2" draw:layer="layout" svg:width="6.204cm" svg:height="0.497cm" svg:x="13.6cm" svg:y="22.24cm">
          <draw:text-box>
            <text:p text:style-name="P1"><text:span text:style-name="T4">ario executar no tempo certo</text:span></text:p>
          </draw:text-box>
        </draw:frame>
        <draw:frame draw:style-name="gr1" draw:text-style-name="P2" draw:layer="layout" svg:width="4.142cm" svg:height="0.497cm" svg:x="3cm" svg:y="22.873cm">
          <draw:text-box>
            <text:p text:style-name="P1"><text:span text:style-name="T4">todas e suas fun¸c˜</text:span></text:p>
          </draw:text-box>
        </draw:frame>
        <draw:frame draw:style-name="gr1" draw:text-style-name="P2" draw:layer="layout" svg:width="16.021cm" svg:height="0.497cm" svg:x="6.036cm" svg:y="22.873cm">
          <draw:text-box>
            <text:p text:style-name="P1"><text:span text:style-name="T4">oes de r.h e oque envolve o dinheiro da empresa, saber sobre os mercados</text:span></text:p>
          </draw:text-box>
        </draw:frame>
        <draw:frame draw:style-name="gr1" draw:text-style-name="P2" draw:layer="layout" svg:width="5.205cm" svg:height="0.497cm" svg:x="3cm" svg:y="23.505cm">
          <draw:text-box>
            <text:p text:style-name="P1"><text:span text:style-name="T4">e encontrar respostas s´</text:span></text:p>
          </draw:text-box>
        </draw:frame>
        <draw:frame draw:style-name="gr1" draw:text-style-name="P2" draw:layer="layout" svg:width="7.156cm" svg:height="0.497cm" svg:x="7.116cm" svg:y="23.505cm">
          <draw:text-box>
            <text:p text:style-name="P1"><text:span text:style-name="T4">olidas em cada problema ocorrer.</text:span></text:p>
          </draw:text-box>
        </draw:frame>
        <draw:frame draw:style-name="gr1" draw:text-style-name="P2" draw:layer="layout" svg:width="8.511cm" svg:height="0.497cm" svg:x="3.619cm" svg:y="24.779cm">
          <draw:text-box>
            <text:p text:style-name="P1"><text:span text:style-name="T4">Em todo o seu planejamento ´e necess´</text:span></text:p>
          </draw:text-box>
        </draw:frame>
        <draw:frame draw:style-name="gr1" draw:text-style-name="P2" draw:layer="layout" svg:width="10.662cm" svg:height="0.497cm" svg:x="10.219cm" svg:y="24.779cm">
          <draw:text-box>
            <text:p text:style-name="P1"><text:span text:style-name="T4">ario que contenha um investimento que comporte</text:span></text:p>
          </draw:text-box>
        </draw:frame>
        <draw:frame draw:style-name="gr1" draw:text-style-name="P2" draw:layer="layout" svg:width="10.365cm" svg:height="0.497cm" svg:x="3cm" svg:y="25.411cm">
          <draw:text-box>
            <text:p text:style-name="P1"><text:span text:style-name="T4">a empresa para que alcance o retorno esperado,</text:span></text:p>
          </draw:text-box>
        </draw:frame>
        <draw:frame draw:style-name="gr1" draw:text-style-name="P2" draw:layer="layout" svg:width="8.536cm" svg:height="0.497cm" svg:x="11.84cm" svg:y="25.411cm">
          <draw:text-box>
            <text:p text:style-name="P1"><text:span text:style-name="T4">as suas ferramentas para a venda como</text:span></text:p>
          </draw:text-box>
        </draw:frame>
        <draw:frame draw:style-name="gr1" draw:text-style-name="P2" draw:layer="layout" svg:width="19.463cm" svg:height="0.497cm" svg:x="3cm" svg:y="26.044cm">
          <draw:text-box>
            <text:p text:style-name="P1"><text:span text:style-name="T4">o uso de sites tudo que inclui o virtual para as pessoas conhecerem a empresa ´e como ela</text:span></text:p>
          </draw:text-box>
        </draw:frame>
        <draw:frame draw:style-name="gr1" draw:text-style-name="P2" draw:layer="layout" svg:width="19.619cm" svg:height="0.497cm" svg:x="3cm" svg:y="26.676cm">
          <draw:text-box>
            <text:p text:style-name="P1"><text:span text:style-name="T4">funciona e oque oferece para o seu cliente como o cem que ´e uma ferramenta que possibi-</text:span></text:p>
          </draw:text-box>
        </draw:frame>
        <draw:frame draw:style-name="gr1" draw:text-style-name="P2" draw:layer="layout" svg:width="19.378cm" svg:height="0.497cm" svg:x="3cm" svg:y="27.309cm">
          <draw:text-box>
            <text:p text:style-name="P1"><text:span text:style-name="T4">lita que o cliente deixe a sua opini˜ao para que a empresa compreenda ainda mais os seus</text:span></text:p>
          </draw:text-box>
        </draw:frame>
      </draw:page>
      <draw:page draw:name="page6" draw:style-name="dp1" draw:master-page-name="master-page38">
        <draw:frame draw:style-name="gr1" draw:text-style-name="P2" draw:layer="layout" svg:width="10.086cm" svg:height="0.497cm" svg:x="2cm" svg:y="3.03cm">
          <draw:text-box>
            <text:p text:style-name="P1"><text:span text:style-name="T4">clientes e saiba oque pode se fazer no que est´</text:span></text:p>
          </draw:text-box>
        </draw:frame>
        <draw:frame draw:style-name="gr1" draw:text-style-name="P2" draw:layer="layout" svg:width="9.303cm" svg:height="0.497cm" svg:x="10.148cm" svg:y="3.03cm">
          <draw:text-box>
            <text:p text:style-name="P1"><text:span text:style-name="T4">a faltando aprimorar na sua empresa, a sua</text:span></text:p>
          </draw:text-box>
        </draw:frame>
        <draw:frame draw:style-name="gr1" draw:text-style-name="P2" draw:layer="layout" svg:width="2.203cm" svg:height="0.497cm" svg:x="2cm" svg:y="3.663cm">
          <draw:text-box>
            <text:p text:style-name="P1"><text:span text:style-name="T4">divulga¸c˜</text:span></text:p>
          </draw:text-box>
        </draw:frame>
        <draw:frame draw:style-name="gr1" draw:text-style-name="P2" draw:layer="layout" svg:width="10.839cm" svg:height="0.497cm" svg:x="3.503cm" svg:y="3.663cm">
          <draw:text-box>
            <text:p text:style-name="P1"><text:span text:style-name="T4">ao estrat´egica para que se resuma em ˆexito e n˜</text:span></text:p>
          </draw:text-box>
        </draw:frame>
        <draw:frame draw:style-name="gr1" draw:text-style-name="P2" draw:layer="layout" svg:width="8.282cm" svg:height="0.497cm" svg:x="11.83cm" svg:y="3.663cm">
          <draw:text-box>
            <text:p text:style-name="P1"><text:span text:style-name="T4">ao ´e apenas s´o a postagem, ´e o seu</text:span></text:p>
          </draw:text-box>
        </draw:frame>
        <draw:frame draw:style-name="gr1" draw:text-style-name="P2" draw:layer="layout" svg:width="19.767cm" svg:height="0.497cm" svg:x="2cm" svg:y="4.295cm">
          <draw:text-box>
            <text:p text:style-name="P1"><text:span text:style-name="T4">logo, sua frase, seu slogan,a foto que define a imagem da empresa, sua ”jogada de mestre”.</text:span></text:p>
          </draw:text-box>
        </draw:frame>
        <draw:frame draw:style-name="gr3" draw:text-style-name="P4" draw:layer="layout" svg:width="0.806cm" svg:height="0.59cm" svg:x="2cm" svg:y="6.475cm">
          <draw:text-box>
            <text:p text:style-name="P1"><text:span text:style-name="T3">2.3</text:span></text:p>
          </draw:text-box>
        </draw:frame>
        <draw:frame draw:style-name="gr3" draw:text-style-name="P4" draw:layer="layout" svg:width="1.653cm" svg:height="0.59cm" svg:x="3.129cm" svg:y="6.475cm">
          <draw:text-box>
            <text:p text:style-name="P1"><text:span text:style-name="T3">O QUE</text:span></text:p>
          </draw:text-box>
        </draw:frame>
        <draw:frame draw:style-name="gr3" draw:text-style-name="P4" draw:layer="layout" svg:width="0.505cm" svg:height="0.59cm" svg:x="4.846cm" svg:y="6.349cm">
          <draw:text-box>
            <text:p text:style-name="P1"><text:span text:style-name="T3">´</text:span></text:p>
          </draw:text-box>
        </draw:frame>
        <draw:frame draw:style-name="gr3" draw:text-style-name="P4" draw:layer="layout" svg:width="2.284cm" svg:height="0.59cm" svg:x="4.823cm" svg:y="6.475cm">
          <draw:text-box>
            <text:p text:style-name="P1"><text:span text:style-name="T3">E 5W2H?</text:span></text:p>
          </draw:text-box>
        </draw:frame>
        <draw:frame draw:style-name="gr1" draw:text-style-name="P2" draw:layer="layout" svg:width="4.295cm" svg:height="0.497cm" svg:x="2cm" svg:y="7.5cm">
          <draw:text-box>
            <text:p text:style-name="P1"><text:span text:style-name="T4">A ferramenta se op˜</text:span></text:p>
          </draw:text-box>
        </draw:frame>
        <draw:frame draw:style-name="gr1" draw:text-style-name="P2" draw:layer="layout" svg:width="14.861cm" svg:height="0.497cm" svg:x="5.484cm" svg:y="7.5cm">
          <draw:text-box>
            <text:p text:style-name="P1"><text:span text:style-name="T4">oe para organizar os dados em planilhas ou tabelas.para as empresas</text:span></text:p>
          </draw:text-box>
        </draw:frame>
        <draw:frame draw:style-name="gr1" draw:text-style-name="P2" draw:layer="layout" svg:width="6.894cm" svg:height="0.497cm" svg:x="2cm" svg:y="8.133cm">
          <draw:text-box>
            <text:p text:style-name="P1"><text:span text:style-name="T4">para o seu planejamento, fun¸c˜</text:span></text:p>
          </draw:text-box>
        </draw:frame>
        <draw:frame draw:style-name="gr1" draw:text-style-name="P2" draw:layer="layout" svg:width="9.916cm" svg:height="0.497cm" svg:x="7.401cm" svg:y="8.133cm">
          <draw:text-box>
            <text:p text:style-name="P1"><text:span text:style-name="T4">oes, objetivos e onde quer chegar e como ser´</text:span></text:p>
          </draw:text-box>
        </draw:frame>
        <draw:frame draw:style-name="gr1" draw:text-style-name="P2" draw:layer="layout" svg:width="3.105cm" svg:height="0.497cm" svg:x="15.348cm" svg:y="8.133cm">
          <draw:text-box>
            <text:p text:style-name="P1"><text:span text:style-name="T4">a feito para al-</text:span></text:p>
          </draw:text-box>
        </draw:frame>
        <draw:frame draw:style-name="gr1" draw:text-style-name="P2" draw:layer="layout" svg:width="4.646cm" svg:height="0.497cm" svg:x="2cm" svg:y="8.765cm">
          <draw:text-box>
            <text:p text:style-name="P1"><text:span text:style-name="T4">can¸car l, quanto ser´</text:span></text:p>
          </draw:text-box>
        </draw:frame>
        <draw:frame draw:style-name="gr1" draw:text-style-name="P2" draw:layer="layout" svg:width="7.093cm" svg:height="0.497cm" svg:x="5.518cm" svg:y="8.765cm">
          <draw:text-box>
            <text:p text:style-name="P1"><text:span text:style-name="T4">a gasto, cistos e benef´ıcios, o p´</text:span></text:p>
          </draw:text-box>
        </draw:frame>
        <draw:frame draw:style-name="gr1" draw:text-style-name="P2" draw:layer="layout" svg:width="8.638cm" svg:height="0.497cm" svg:x="10.999cm" svg:y="8.765cm">
          <draw:text-box>
            <text:p text:style-name="P1"><text:span text:style-name="T4">ublico destinado, o porquˆe da empresa,</text:span></text:p>
          </draw:text-box>
        </draw:frame>
        <draw:frame draw:style-name="gr1" draw:text-style-name="P2" draw:layer="layout" svg:width="0.912cm" svg:height="0.497cm" svg:x="2cm" svg:y="9.397cm">
          <draw:text-box>
            <text:p text:style-name="P1"><text:span text:style-name="T4">qual</text:span></text:p>
          </draw:text-box>
        </draw:frame>
        <draw:frame draw:style-name="gr1" draw:text-style-name="P2" draw:layer="layout" svg:width="6.572cm" svg:height="0.497cm" svg:x="2.944cm" svg:y="9.397cm">
          <draw:text-box>
            <text:p text:style-name="P1"><text:span text:style-name="T4">o fato de estarem no mercado,</text:span></text:p>
          </draw:text-box>
        </draw:frame>
        <draw:frame draw:style-name="gr1" draw:text-style-name="P2" draw:layer="layout" svg:width="2.995cm" svg:height="0.497cm" svg:x="8.788cm" svg:y="9.397cm">
          <draw:text-box>
            <text:p text:style-name="P1"><text:span text:style-name="T4">como ´e feito,</text:span></text:p>
          </draw:text-box>
        </draw:frame>
        <draw:frame draw:style-name="gr1" draw:text-style-name="P2" draw:layer="layout" svg:width="8.007cm" svg:height="0.497cm" svg:x="11.352cm" svg:y="9.397cm">
          <draw:text-box>
            <text:p text:style-name="P1"><text:span text:style-name="T4">o espa¸co ´e seus custos de produ¸c˜</text:span></text:p>
          </draw:text-box>
        </draw:frame>
        <draw:frame draw:style-name="gr1" draw:text-style-name="P2" draw:layer="layout" svg:width="0.654cm" svg:height="0.497cm" svg:x="17.472cm" svg:y="9.397cm">
          <draw:text-box>
            <text:p text:style-name="P1"><text:span text:style-name="T4">ao.</text:span></text:p>
          </draw:text-box>
        </draw:frame>
        <draw:frame draw:style-name="gr1" draw:text-style-name="P2" draw:layer="layout" svg:width="0.421cm" svg:height="0.497cm" svg:x="2.037cm" svg:y="9.923cm">
          <draw:text-box>
            <text:p text:style-name="P1"><text:span text:style-name="T4">´</text:span></text:p>
          </draw:text-box>
        </draw:frame>
        <draw:frame draw:style-name="gr1" draw:text-style-name="P2" draw:layer="layout" svg:width="4.693cm" svg:height="0.497cm" svg:x="2cm" svg:y="10.03cm">
          <draw:text-box>
            <text:p text:style-name="P1"><text:span text:style-name="T4">E assim um trabalho ´</text:span></text:p>
          </draw:text-box>
        </draw:frame>
        <draw:frame draw:style-name="gr1" draw:text-style-name="P2" draw:layer="layout" svg:width="14.332cm" svg:height="0.497cm" svg:x="5.949cm" svg:y="10.03cm">
          <draw:text-box>
            <text:p text:style-name="P1"><text:span text:style-name="T4">arduo e constante para obter os melhores resultados para entregar</text:span></text:p>
          </draw:text-box>
        </draw:frame>
        <draw:frame draw:style-name="gr1" draw:text-style-name="P2" draw:layer="layout" svg:width="7.245cm" svg:height="0.497cm" svg:x="2cm" svg:y="10.662cm">
          <draw:text-box>
            <text:p text:style-name="P1"><text:span text:style-name="T4">para o seu cliente final, ela se op˜</text:span></text:p>
          </draw:text-box>
        </draw:frame>
        <draw:frame draw:style-name="gr1" draw:text-style-name="P2" draw:layer="layout" svg:width="11.081cm" svg:height="0.497cm" svg:x="7.889cm" svg:y="10.662cm">
          <draw:text-box>
            <text:p text:style-name="P1"><text:span text:style-name="T4">oe para organizar os dados em planilhas ou tabelas.</text:span></text:p>
          </draw:text-box>
        </draw:frame>
        <draw:frame draw:style-name="gr1" draw:text-style-name="P2" draw:layer="layout" svg:width="3.308cm" svg:height="0.497cm" svg:x="2.619cm" svg:y="11.968cm">
          <draw:text-box>
            <text:p text:style-name="P1"><text:span text:style-name="T4">Desde a cria¸c˜</text:span></text:p>
          </draw:text-box>
        </draw:frame>
        <draw:frame draw:style-name="gr1" draw:text-style-name="P2" draw:layer="layout" svg:width="15.09cm" svg:height="0.497cm" svg:x="5.055cm" svg:y="11.968cm">
          <draw:text-box>
            <text:p text:style-name="P1"><text:span text:style-name="T4">ao da empresa o marketing precisa caminhar lado a lado dela para dar</text:span></text:p>
          </draw:text-box>
        </draw:frame>
        <draw:frame draw:style-name="gr1" draw:text-style-name="P2" draw:layer="layout" svg:width="4.904cm" svg:height="0.497cm" svg:x="2cm" svg:y="12.6cm">
          <draw:text-box>
            <text:p text:style-name="P1"><text:span text:style-name="T4">todo o suporte necess´</text:span></text:p>
          </draw:text-box>
        </draw:frame>
        <draw:frame draw:style-name="gr1" draw:text-style-name="P2" draw:layer="layout" svg:width="0.946cm" svg:height="0.497cm" svg:x="6.009cm" svg:y="12.6cm">
          <draw:text-box>
            <text:p text:style-name="P1"><text:span text:style-name="T4">ario,</text:span></text:p>
          </draw:text-box>
        </draw:frame>
        <draw:frame draw:style-name="gr1" draw:text-style-name="P2" draw:layer="layout" svg:width="1.378cm" svg:height="0.497cm" svg:x="7.001cm" svg:y="12.6cm">
          <draw:text-box>
            <text:p text:style-name="P1"><text:span text:style-name="T4">come¸</text:span></text:p>
          </draw:text-box>
        </draw:frame>
        <draw:frame draw:style-name="gr1" draw:text-style-name="P2" draw:layer="layout" svg:width="11.254cm" svg:height="0.497cm" svg:x="7.919cm" svg:y="12.6cm">
          <draw:text-box>
            <text:p text:style-name="P1"><text:span text:style-name="T4">cando onde ´e oque ser´a planejado para a produ¸c˜</text:span></text:p>
          </draw:text-box>
        </draw:frame>
        <draw:frame draw:style-name="gr1" draw:text-style-name="P2" draw:layer="layout" svg:width="1.183cm" svg:height="0.497cm" svg:x="16.995cm" svg:y="12.6cm">
          <draw:text-box>
            <text:p text:style-name="P1"><text:span text:style-name="T4">ao de</text:span></text:p>
          </draw:text-box>
        </draw:frame>
        <draw:frame draw:style-name="gr1" draw:text-style-name="P2" draw:layer="layout" svg:width="6.775cm" svg:height="0.497cm" svg:x="2cm" svg:y="13.233cm">
          <draw:text-box>
            <text:p text:style-name="P1"><text:span text:style-name="T4">uma nova mercadoria, os servi¸</text:span></text:p>
          </draw:text-box>
        </draw:frame>
        <draw:frame draw:style-name="gr1" draw:text-style-name="P2" draw:layer="layout" svg:width="12.859cm" svg:height="0.497cm" svg:x="7.432cm" svg:y="13.233cm">
          <draw:text-box>
            <text:p text:style-name="P1"><text:span text:style-name="T4">cos a serem feitos para o respectivos consumidores e o final</text:span></text:p>
          </draw:text-box>
        </draw:frame>
        <draw:frame draw:style-name="gr1" draw:text-style-name="P2" draw:layer="layout" svg:width="9.362cm" svg:height="0.497cm" svg:x="2cm" svg:y="13.865cm">
          <draw:text-box>
            <text:p text:style-name="P1"><text:span text:style-name="T4">a sua entrega e negocia¸c˜ao para a venda.</text:span></text:p>
          </draw:text-box>
        </draw:frame>
        <draw:frame draw:style-name="gr1" draw:text-style-name="P2" draw:layer="layout" svg:width="10.17cm" svg:height="0.497cm" svg:x="9.584cm" svg:y="13.865cm">
          <draw:text-box>
            <text:p text:style-name="P1"><text:span text:style-name="T4">Existem tamb´em peculiaridades a mais do que</text:span></text:p>
          </draw:text-box>
        </draw:frame>
        <draw:frame draw:style-name="gr1" draw:text-style-name="P2" draw:layer="layout" svg:width="1.835cm" svg:height="0.497cm" svg:x="2cm" svg:y="14.498cm">
          <draw:text-box>
            <text:p text:style-name="P1"><text:span text:style-name="T4">a venda,</text:span></text:p>
          </draw:text-box>
        </draw:frame>
        <draw:frame draw:style-name="gr1" draw:text-style-name="P2" draw:layer="layout" svg:width="6.703cm" svg:height="0.497cm" svg:x="3.68cm" svg:y="14.498cm">
          <draw:text-box>
            <text:p text:style-name="P1"><text:span text:style-name="T4">antes mesmo de fazer a venda,</text:span></text:p>
          </draw:text-box>
        </draw:frame>
        <draw:frame draw:style-name="gr1" draw:text-style-name="P2" draw:layer="layout" svg:width="6.911cm" svg:height="0.497cm" svg:x="9.407cm" svg:y="14.498cm">
          <draw:text-box>
            <text:p text:style-name="P1"><text:span text:style-name="T4">existe estudos de viabiliza¸c˜ao,</text:span></text:p>
          </draw:text-box>
        </draw:frame>
        <draw:frame draw:style-name="gr1" draw:text-style-name="P2" draw:layer="layout" svg:width="3.52cm" svg:height="0.497cm" svg:x="14.997cm" svg:y="14.498cm">
          <draw:text-box>
            <text:p text:style-name="P1"><text:span text:style-name="T4">ou seja se o pro-</text:span></text:p>
          </draw:text-box>
        </draw:frame>
        <draw:frame draw:style-name="gr1" draw:text-style-name="P2" draw:layer="layout" svg:width="3.13cm" svg:height="0.497cm" svg:x="2cm" svg:y="15.13cm">
          <draw:text-box>
            <text:p text:style-name="P1"><text:span text:style-name="T4">duto em a´ı ir´</text:span></text:p>
          </draw:text-box>
        </draw:frame>
        <draw:frame draw:style-name="gr1" draw:text-style-name="P2" draw:layer="layout" svg:width="7.44cm" svg:height="0.497cm" svg:x="4.386cm" svg:y="15.13cm">
          <draw:text-box>
            <text:p text:style-name="P1"><text:span text:style-name="T4">a gerar lucro para a empresa ´e ir´</text:span></text:p>
          </draw:text-box>
        </draw:frame>
        <draw:frame draw:style-name="gr1" draw:text-style-name="P2" draw:layer="layout" svg:width="9.214cm" svg:height="0.497cm" svg:x="10.361cm" svg:y="15.13cm">
          <draw:text-box>
            <text:p text:style-name="P1"><text:span text:style-name="T4">a crescer a venda para aquele setor que se</text:span></text:p>
          </draw:text-box>
        </draw:frame>
        <draw:frame draw:style-name="gr1" draw:text-style-name="P2" draw:layer="layout" svg:width="9.256cm" svg:height="0.497cm" svg:x="2cm" svg:y="15.762cm">
          <draw:text-box>
            <text:p text:style-name="P1"><text:span text:style-name="T4">enquadra para que garanta o investimento.</text:span></text:p>
          </draw:text-box>
        </draw:frame>
        <draw:frame draw:style-name="gr1" draw:text-style-name="P2" draw:layer="layout" svg:width="0.421cm" svg:height="0.497cm" svg:x="2.657cm" svg:y="16.961cm">
          <draw:text-box>
            <text:p text:style-name="P1"><text:span text:style-name="T4">´</text:span></text:p>
          </draw:text-box>
        </draw:frame>
        <draw:frame draw:style-name="gr1" draw:text-style-name="P2" draw:layer="layout" svg:width="7.012cm" svg:height="0.497cm" svg:x="2.619cm" svg:y="17.068cm">
          <draw:text-box>
            <text:p text:style-name="P1"><text:span text:style-name="T4">E para isso o marketing contribui</text:span></text:p>
          </draw:text-box>
        </draw:frame>
        <draw:frame draw:style-name="gr1" draw:text-style-name="P2" draw:layer="layout" svg:width="9.751cm" svg:height="0.497cm" svg:x="9.189cm" svg:y="17.068cm">
          <draw:text-box>
            <text:p text:style-name="P1"><text:span text:style-name="T4">para que a proposta do produto seja a melhor</text:span></text:p>
          </draw:text-box>
        </draw:frame>
        <draw:frame draw:style-name="gr1" draw:text-style-name="P2" draw:layer="layout" svg:width="19.679cm" svg:height="0.497cm" svg:x="2cm" svg:y="17.7cm">
          <draw:text-box>
            <text:p text:style-name="P1"><text:span text:style-name="T4">poss´ıvel e garanta a compra do cliente com uma campanha que o cliente saiba que ´e bom</text:span></text:p>
          </draw:text-box>
        </draw:frame>
        <draw:frame draw:style-name="gr1" draw:text-style-name="P2" draw:layer="layout" svg:width="15.593cm" svg:height="0.497cm" svg:x="2cm" svg:y="18.333cm">
          <draw:text-box>
            <text:p text:style-name="P1"><text:span text:style-name="T4">e quando chega supra tufo aquilo da proposta feita antes da sua compra.</text:span></text:p>
          </draw:text-box>
        </draw:frame>
        <draw:frame draw:style-name="gr1" draw:text-style-name="P2" draw:layer="layout" svg:width="18.688cm" svg:height="0.497cm" svg:x="2.619cm" svg:y="19.638cm">
          <draw:text-box>
            <text:p text:style-name="P1"><text:span text:style-name="T4">A gest˜ao da empresa tˆem que adaptar -se a escolha de um dos componentes do mar-</text:span></text:p>
          </draw:text-box>
        </draw:frame>
        <draw:frame draw:style-name="gr1" draw:text-style-name="P2" draw:layer="layout" svg:width="6.242cm" svg:height="0.497cm" svg:x="2cm" svg:y="20.271cm">
          <draw:text-box>
            <text:p text:style-name="P1"><text:span text:style-name="T4">keting para ”ganhar”o seu p´</text:span></text:p>
          </draw:text-box>
        </draw:frame>
        <draw:frame draw:style-name="gr1" draw:text-style-name="P2" draw:layer="layout" svg:width="9.497cm" svg:height="0.497cm" svg:x="7.249cm" svg:y="20.271cm">
          <draw:text-box>
            <text:p text:style-name="P1"><text:span text:style-name="T4">ublico.Pensando tamb´em nos concorrentes,</text:span></text:p>
          </draw:text-box>
        </draw:frame>
        <draw:frame draw:style-name="gr1" draw:text-style-name="P2" draw:layer="layout" svg:width="3.249cm" svg:height="0.497cm" svg:x="15.257cm" svg:y="20.271cm">
          <draw:text-box>
            <text:p text:style-name="P1"><text:span text:style-name="T4">pois a empresa</text:span></text:p>
          </draw:text-box>
        </draw:frame>
        <draw:frame draw:style-name="gr1" draw:text-style-name="P2" draw:layer="layout" svg:width="9.942cm" svg:height="0.497cm" svg:x="2cm" svg:y="20.903cm">
          <draw:text-box>
            <text:p text:style-name="P1"><text:span text:style-name="T4">precisa que o dela seja uma alternativa que n˜</text:span></text:p>
          </draw:text-box>
        </draw:frame>
        <draw:frame draw:style-name="gr1" draw:text-style-name="P2" draw:layer="layout" svg:width="9.552cm" svg:height="0.497cm" svg:x="10.168cm" svg:y="20.903cm">
          <draw:text-box>
            <text:p text:style-name="P1"><text:span text:style-name="T4">ao necessite encontrar entre os seus concor-</text:span></text:p>
          </draw:text-box>
        </draw:frame>
        <draw:frame draw:style-name="gr1" draw:text-style-name="P2" draw:layer="layout" svg:width="5.438cm" svg:height="0.497cm" svg:x="2cm" svg:y="21.536cm">
          <draw:text-box>
            <text:p text:style-name="P1"><text:span text:style-name="T4">rentes, trazendo inova¸c˜</text:span></text:p>
          </draw:text-box>
        </draw:frame>
        <draw:frame draw:style-name="gr1" draw:text-style-name="P2" draw:layer="layout" svg:width="14.505cm" svg:height="0.497cm" svg:x="6.154cm" svg:y="21.536cm">
          <draw:text-box>
            <text:p text:style-name="P1"><text:span text:style-name="T4">oes nas suas embalagens, integrando a mudan¸cas e modernizando</text:span></text:p>
          </draw:text-box>
        </draw:frame>
        <draw:frame draw:style-name="gr1" draw:text-style-name="P2" draw:layer="layout" svg:width="18.497cm" svg:height="0.497cm" svg:x="2cm" svg:y="22.168cm">
          <draw:text-box>
            <text:p text:style-name="P1"><text:span text:style-name="T4">e gerando sustentabilidade para contribuir com um bem maior a natureza e todo o seu</text:span></text:p>
          </draw:text-box>
        </draw:frame>
        <draw:frame draw:style-name="gr1" draw:text-style-name="P2" draw:layer="layout" svg:width="2.766cm" svg:height="0.497cm" svg:x="2cm" svg:y="22.8cm">
          <draw:text-box>
            <text:p text:style-name="P1"><text:span text:style-name="T4">ecossistema,</text:span></text:p>
          </draw:text-box>
        </draw:frame>
        <draw:frame draw:style-name="gr1" draw:text-style-name="P2" draw:layer="layout" svg:width="16.58cm" svg:height="0.497cm" svg:x="4.365cm" svg:y="22.8cm">
          <draw:text-box>
            <text:p text:style-name="P1"><text:span text:style-name="T4">aprimorando seus m´etodos buscando a valoriza¸c˜ao do cliente com diferen-</text:span></text:p>
          </draw:text-box>
        </draw:frame>
        <draw:frame draw:style-name="gr1" draw:text-style-name="P2" draw:layer="layout" svg:width="1.268cm" svg:height="0.497cm" svg:x="2cm" svg:y="23.433cm">
          <draw:text-box>
            <text:p text:style-name="P1"><text:span text:style-name="T4">cia¸c˜</text:span></text:p>
          </draw:text-box>
        </draw:frame>
        <draw:frame draw:style-name="gr1" draw:text-style-name="P2" draw:layer="layout" svg:width="0.654cm" svg:height="0.497cm" svg:x="2.688cm" svg:y="23.433cm">
          <draw:text-box>
            <text:p text:style-name="P1"><text:span text:style-name="T4">ao.</text:span></text:p>
          </draw:text-box>
        </draw:frame>
        <draw:frame draw:style-name="gr1" draw:text-style-name="P2" draw:layer="layout" svg:width="4.54cm" svg:height="0.497cm" svg:x="2.619cm" svg:y="24.738cm">
          <draw:text-box>
            <text:p text:style-name="P1"><text:span text:style-name="T4">Adaptando seu portf´</text:span></text:p>
          </draw:text-box>
        </draw:frame>
        <draw:frame draw:style-name="gr1" draw:text-style-name="P2" draw:layer="layout" svg:width="14.213cm" svg:height="0.497cm" svg:x="6.328cm" svg:y="24.738cm">
          <draw:text-box>
            <text:p text:style-name="P1"><text:span text:style-name="T4">olio para melhores perspectivas e escolha do produto para sempre</text:span></text:p>
          </draw:text-box>
        </draw:frame>
        <draw:frame draw:style-name="gr1" draw:text-style-name="P2" draw:layer="layout" svg:width="7.889cm" svg:height="0.497cm" svg:x="2cm" svg:y="25.371cm">
          <draw:text-box>
            <text:p text:style-name="P1"><text:span text:style-name="T4">ofertar qualidade para o cliente final.</text:span></text:p>
          </draw:text-box>
        </draw:frame>
        <draw:frame draw:style-name="gr1" draw:text-style-name="P2" draw:layer="layout" svg:width="19.255cm" svg:height="0.497cm" svg:x="2.619cm" svg:y="26.676cm">
          <draw:text-box>
            <text:p text:style-name="P1"><text:span text:style-name="T4">Gerir uma empresa ´e uma das melhores e a principal coisa a se fazer desde o seu in´ıcio,</text:span></text:p>
          </draw:text-box>
        </draw:frame>
        <draw:frame draw:style-name="gr1" draw:text-style-name="P2" draw:layer="layout" svg:width="8.109cm" svg:height="0.497cm" svg:x="2cm" svg:y="27.309cm">
          <draw:text-box>
            <text:p text:style-name="P1"><text:span text:style-name="T4">para um empreendedor o fator crucial</text:span></text:p>
          </draw:text-box>
        </draw:frame>
        <draw:frame draw:style-name="gr1" draw:text-style-name="P2" draw:layer="layout" svg:width="10.988cm" svg:height="0.497cm" svg:x="9.119cm" svg:y="27.309cm">
          <draw:text-box>
            <text:p text:style-name="P1"><text:span text:style-name="T4">´e entender e compreender todos os benef´ıcios da</text:span></text:p>
          </draw:text-box>
        </draw:frame>
      </draw:page>
      <draw:page draw:name="page7" draw:style-name="dp1" draw:master-page-name="master-page41">
        <draw:frame draw:style-name="gr1" draw:text-style-name="P2" draw:layer="layout" svg:width="1.128cm" svg:height="0.497cm" svg:x="3cm" svg:y="3.03cm">
          <draw:text-box>
            <text:p text:style-name="P1"><text:span text:style-name="T4">gest˜</text:span></text:p>
          </draw:text-box>
        </draw:frame>
        <draw:frame draw:style-name="gr1" draw:text-style-name="P2" draw:layer="layout" svg:width="9.692cm" svg:height="0.497cm" svg:x="3.713cm" svg:y="3.03cm">
          <draw:text-box>
            <text:p text:style-name="P1"><text:span text:style-name="T4">ao para realizar o marketing na sua empresa.</text:span></text:p>
          </draw:text-box>
        </draw:frame>
        <draw:frame draw:style-name="gr1" draw:text-style-name="P2" draw:layer="layout" svg:width="2.809cm" svg:height="0.497cm" svg:x="3.619cm" svg:y="4.421cm">
          <draw:text-box>
            <text:p text:style-name="P1"><text:span text:style-name="T4">Nessa quest˜</text:span></text:p>
          </draw:text-box>
        </draw:frame>
        <draw:frame draw:style-name="gr1" draw:text-style-name="P2" draw:layer="layout" svg:width="7.266cm" svg:height="0.497cm" svg:x="5.741cm" svg:y="4.421cm">
          <draw:text-box>
            <text:p text:style-name="P1"><text:span text:style-name="T4">ao n˜ao ´e somente ter a confian¸</text:span></text:p>
          </draw:text-box>
        </draw:frame>
        <draw:frame draw:style-name="gr1" draw:text-style-name="P2" draw:layer="layout" svg:width="6.78cm" svg:height="0.497cm" svg:x="11.284cm" svg:y="4.421cm">
          <draw:text-box>
            <text:p text:style-name="P1"><text:span text:style-name="T4">ca do seu produto ou como est´</text:span></text:p>
          </draw:text-box>
        </draw:frame>
        <draw:frame draw:style-name="gr1" draw:text-style-name="P2" draw:layer="layout" svg:width="2.525cm" svg:height="0.497cm" svg:x="16.852cm" svg:y="4.421cm">
          <draw:text-box>
            <text:p text:style-name="P1"><text:span text:style-name="T4">a o seu pro-</text:span></text:p>
          </draw:text-box>
        </draw:frame>
        <draw:frame draw:style-name="gr1" draw:text-style-name="P2" draw:layer="layout" svg:width="3.901cm" svg:height="0.497cm" svg:x="3cm" svg:y="5.053cm">
          <draw:text-box>
            <text:p text:style-name="P1"><text:span text:style-name="T4">duto em mercado.</text:span></text:p>
          </draw:text-box>
        </draw:frame>
        <draw:frame draw:style-name="gr1" draw:text-style-name="P2" draw:layer="layout" svg:width="13.892cm" svg:height="0.497cm" svg:x="3cm" svg:y="5.686cm">
          <draw:text-box>
            <text:p text:style-name="P1"><text:span text:style-name="T4">A gest˜ao da empresa deve se assegurar com pol´ıticas internas,</text:span></text:p>
          </draw:text-box>
        </draw:frame>
        <draw:frame draw:style-name="gr1" draw:text-style-name="P2" draw:layer="layout" svg:width="1.34cm" svg:height="0.497cm" svg:x="14.536cm" svg:y="5.686cm">
          <draw:text-box>
            <text:p text:style-name="P1"><text:span text:style-name="T4">fun¸c˜</text:span></text:p>
          </draw:text-box>
        </draw:frame>
        <draw:frame draw:style-name="gr1" draw:text-style-name="P2" draw:layer="layout" svg:width="4.451cm" svg:height="0.497cm" svg:x="15.304cm" svg:y="5.686cm">
          <draw:text-box>
            <text:p text:style-name="P1"><text:span text:style-name="T4">oes estrategistas im-</text:span></text:p>
          </draw:text-box>
        </draw:frame>
        <draw:frame draw:style-name="gr1" draw:text-style-name="P2" draw:layer="layout" svg:width="19.314cm" svg:height="0.497cm" svg:x="3cm" svg:y="6.318cm">
          <draw:text-box>
            <text:p text:style-name="P1"><text:span text:style-name="T4">portantes para que a empresa execute todos os seus setores tendo em vista a intensidade</text:span></text:p>
          </draw:text-box>
        </draw:frame>
        <draw:frame draw:style-name="gr1" draw:text-style-name="P2" draw:layer="layout" svg:width="19.408cm" svg:height="0.497cm" svg:x="3cm" svg:y="6.95cm">
          <draw:text-box>
            <text:p text:style-name="P1"><text:span text:style-name="T4">de valor aos seu colaboradores para que se conduza a empresa de forma harmoniosa, con-</text:span></text:p>
          </draw:text-box>
        </draw:frame>
        <draw:frame draw:style-name="gr1" draw:text-style-name="P2" draw:layer="layout" svg:width="15.945cm" svg:height="0.497cm" svg:x="3cm" svg:y="7.583cm">
          <draw:text-box>
            <text:p text:style-name="P1"><text:span text:style-name="T4">tribuindo para que fa¸ca acontecer e tenha constante crescimento do neg´</text:span></text:p>
          </draw:text-box>
        </draw:frame>
        <draw:frame draw:style-name="gr1" draw:text-style-name="P2" draw:layer="layout" svg:width="1.005cm" svg:height="0.497cm" svg:x="15.955cm" svg:y="7.583cm">
          <draw:text-box>
            <text:p text:style-name="P1"><text:span text:style-name="T4">ocio.</text:span></text:p>
          </draw:text-box>
        </draw:frame>
        <draw:frame draw:style-name="gr1" draw:text-style-name="P2" draw:layer="layout" svg:width="19.958cm" svg:height="0.497cm" svg:x="3cm" svg:y="8.215cm">
          <draw:text-box>
            <text:p text:style-name="P1"><text:span text:style-name="T4">Outro fator relevante na gest˜ao no mercado, quest˜oes de competitividade da concorrˆencia</text:span></text:p>
          </draw:text-box>
        </draw:frame>
        <draw:frame draw:style-name="gr1" draw:text-style-name="P2" draw:layer="layout" svg:width="2.94cm" svg:height="0.497cm" svg:x="3cm" svg:y="8.848cm">
          <draw:text-box>
            <text:p text:style-name="P1"><text:span text:style-name="T4">e nas vendas.</text:span></text:p>
          </draw:text-box>
        </draw:frame>
        <draw:frame draw:style-name="gr1" draw:text-style-name="P2" draw:layer="layout" svg:width="18.616cm" svg:height="0.497cm" svg:x="3.619cm" svg:y="10.238cm">
          <draw:text-box>
            <text:p text:style-name="P1"><text:span text:style-name="T4">Os fatores que poder trazer mudan¸ca nos caminhos da empresa os moldes ideais s˜ao</text:span></text:p>
          </draw:text-box>
        </draw:frame>
        <draw:frame draw:style-name="gr1" draw:text-style-name="P2" draw:layer="layout" svg:width="13.68cm" svg:height="0.497cm" svg:x="3cm" svg:y="10.87cm">
          <draw:text-box>
            <text:p text:style-name="P1"><text:span text:style-name="T4">aqueles que se adequam as suas atividades dentro da empresa.</text:span></text:p>
          </draw:text-box>
        </draw:frame>
        <draw:frame draw:style-name="gr1" draw:text-style-name="P2" draw:layer="layout" svg:width="17.147cm" svg:height="0.497cm" svg:x="3.619cm" svg:y="12.261cm">
          <draw:text-box>
            <text:p text:style-name="P1"><text:span text:style-name="T4">Assim considerando a parte interessada de quem ´e empreendedor e do cliente.</text:span></text:p>
          </draw:text-box>
        </draw:frame>
        <draw:frame draw:style-name="gr1" draw:text-style-name="P2" draw:layer="layout" svg:width="0.557cm" svg:height="0.497cm" svg:x="18.516cm" svg:y="12.261cm">
          <draw:text-box>
            <text:p text:style-name="P1"><text:span text:style-name="T4">Os</text:span></text:p>
          </draw:text-box>
        </draw:frame>
        <draw:frame draw:style-name="gr1" draw:text-style-name="P2" draw:layer="layout" svg:width="1.772cm" svg:height="0.497cm" svg:x="3cm" svg:y="12.893cm">
          <draw:text-box>
            <text:p text:style-name="P1"><text:span text:style-name="T4">funcion´</text:span></text:p>
          </draw:text-box>
        </draw:frame>
        <draw:frame draw:style-name="gr1" draw:text-style-name="P2" draw:layer="layout" svg:width="17.532cm" svg:height="0.497cm" svg:x="4.319cm" svg:y="12.893cm">
          <draw:text-box>
            <text:p text:style-name="P1"><text:span text:style-name="T4">arios de uma empresa devem ser cruciais no funcionamento dela na sua condu¸c˜</text:span></text:p>
          </draw:text-box>
        </draw:frame>
        <draw:frame draw:style-name="gr1" draw:text-style-name="P2" draw:layer="layout" svg:width="0.518cm" svg:height="0.497cm" svg:x="18.587cm" svg:y="12.893cm">
          <draw:text-box>
            <text:p text:style-name="P1"><text:span text:style-name="T4">ao</text:span></text:p>
          </draw:text-box>
        </draw:frame>
        <draw:frame draw:style-name="gr1" draw:text-style-name="P2" draw:layer="layout" svg:width="6.737cm" svg:height="0.497cm" svg:x="3cm" svg:y="13.526cm">
          <draw:text-box>
            <text:p text:style-name="P1"><text:span text:style-name="T4">e base e rendimento e evolu¸c˜</text:span></text:p>
          </draw:text-box>
        </draw:frame>
        <draw:frame draw:style-name="gr1" draw:text-style-name="P2" draw:layer="layout" svg:width="0.654cm" svg:height="0.497cm" svg:x="8.319cm" svg:y="13.526cm">
          <draw:text-box>
            <text:p text:style-name="P1"><text:span text:style-name="T4">ao,</text:span></text:p>
          </draw:text-box>
        </draw:frame>
        <draw:frame draw:style-name="gr1" draw:text-style-name="P2" draw:layer="layout" svg:width="12.241cm" svg:height="0.497cm" svg:x="9.021cm" svg:y="13.526cm">
          <draw:text-box>
            <text:p text:style-name="P1"><text:span text:style-name="T4">al´em dos segmentos de softwares onde acontecem suas</text:span></text:p>
          </draw:text-box>
        </draw:frame>
        <draw:frame draw:style-name="gr1" draw:text-style-name="P2" draw:layer="layout" svg:width="1.628cm" svg:height="0.497cm" svg:x="3cm" svg:y="14.158cm">
          <draw:text-box>
            <text:p text:style-name="P1"><text:span text:style-name="T4">redu¸c˜</text:span></text:p>
          </draw:text-box>
        </draw:frame>
        <draw:frame draw:style-name="gr1" draw:text-style-name="P2" draw:layer="layout" svg:width="6.763cm" svg:height="0.497cm" svg:x="3.986cm" svg:y="14.158cm">
          <draw:text-box>
            <text:p text:style-name="P1"><text:span text:style-name="T4">oes no quadro de funcion´arios.</text:span></text:p>
          </draw:text-box>
        </draw:frame>
        <draw:frame draw:style-name="gr1" draw:text-style-name="P2" draw:layer="layout" svg:width="18.116cm" svg:height="0.497cm" svg:x="3.619cm" svg:y="15.548cm">
          <draw:text-box>
            <text:p text:style-name="P1"><text:span text:style-name="T4">Assim conciliando bons resultados de uma ´otima gest˜ao integrada na empresa jun-</text:span></text:p>
          </draw:text-box>
        </draw:frame>
        <draw:frame draw:style-name="gr1" draw:text-style-name="P2" draw:layer="layout" svg:width="5.662cm" svg:height="0.497cm" svg:x="3cm" svg:y="16.181cm">
          <draw:text-box>
            <text:p text:style-name="P1"><text:span text:style-name="T4">tamente com o marketing,</text:span></text:p>
          </draw:text-box>
        </draw:frame>
        <draw:frame draw:style-name="gr1" draw:text-style-name="P2" draw:layer="layout" svg:width="7.525cm" svg:height="0.497cm" svg:x="7.991cm" svg:y="16.181cm">
          <draw:text-box>
            <text:p text:style-name="P1"><text:span text:style-name="T4">onde se evidenciam o crescimento,</text:span></text:p>
          </draw:text-box>
        </draw:frame>
        <draw:frame draw:style-name="gr1" draw:text-style-name="P2" draw:layer="layout" svg:width="5.298cm" svg:height="0.497cm" svg:x="14.449cm" svg:y="16.181cm">
          <draw:text-box>
            <text:p text:style-name="P1"><text:span text:style-name="T4">produtividade e financei-</text:span></text:p>
          </draw:text-box>
        </draw:frame>
        <draw:frame draw:style-name="gr1" draw:text-style-name="P2" draw:layer="layout" svg:width="1.937cm" svg:height="0.497cm" svg:x="3cm" svg:y="16.813cm">
          <draw:text-box>
            <text:p text:style-name="P1"><text:span text:style-name="T4">ramente.</text:span></text:p>
          </draw:text-box>
        </draw:frame>
        <draw:frame draw:style-name="gr1" draw:text-style-name="P2" draw:layer="layout" svg:width="10.59cm" svg:height="0.497cm" svg:x="4.946cm" svg:y="16.813cm">
          <draw:text-box>
            <text:p text:style-name="P1"><text:span text:style-name="T4">Na gest˜ao de finan¸cas se adequa na sua produ¸</text:span></text:p>
          </draw:text-box>
        </draw:frame>
        <draw:frame draw:style-name="gr1" draw:text-style-name="P2" draw:layer="layout" svg:width="6.496cm" svg:height="0.497cm" svg:x="13.781cm" svg:y="16.813cm">
          <draw:text-box>
            <text:p text:style-name="P1"><text:span text:style-name="T4">c˜ao e para a motiva¸c˜ao dos</text:span></text:p>
          </draw:text-box>
        </draw:frame>
        <draw:frame draw:style-name="gr1" draw:text-style-name="P2" draw:layer="layout" svg:width="16.707cm" svg:height="0.497cm" svg:x="3cm" svg:y="17.446cm">
          <draw:text-box>
            <text:p text:style-name="P1"><text:span text:style-name="T4">profissionais que trabalham no seu devido setor dentro da empresa ecomo vai</text:span></text:p>
          </draw:text-box>
        </draw:frame>
        <draw:frame draw:style-name="gr1" draw:text-style-name="P2" draw:layer="layout" svg:width="1.937cm" svg:height="0.497cm" svg:x="17.388cm" svg:y="17.446cm">
          <draw:text-box>
            <text:p text:style-name="P1"><text:span text:style-name="T4">ser o seu</text:span></text:p>
          </draw:text-box>
        </draw:frame>
        <draw:frame draw:style-name="gr1" draw:text-style-name="P2" draw:layer="layout" svg:width="6.61cm" svg:height="0.497cm" svg:x="3cm" svg:y="18.078cm">
          <draw:text-box>
            <text:p text:style-name="P1"><text:span text:style-name="T4">rendimento dos colaboradores.</text:span></text:p>
          </draw:text-box>
        </draw:frame>
        <draw:frame draw:style-name="gr1" draw:text-style-name="P2" draw:layer="layout" svg:width="18.828cm" svg:height="0.497cm" svg:x="3.619cm" svg:y="19.469cm">
          <draw:text-box>
            <text:p text:style-name="P1"><text:span text:style-name="T4">Para sua melhor gest˜ao um dos fatores destacados acima ´e que fazem um controle de</text:span></text:p>
          </draw:text-box>
        </draw:frame>
        <draw:frame draw:style-name="gr1" draw:text-style-name="P2" draw:layer="layout" svg:width="5.569cm" svg:height="0.497cm" svg:x="3cm" svg:y="20.101cm">
          <draw:text-box>
            <text:p text:style-name="P1"><text:span text:style-name="T4">desperd´ıcios de produ¸c˜</text:span></text:p>
          </draw:text-box>
        </draw:frame>
        <draw:frame draw:style-name="gr1" draw:text-style-name="P2" draw:layer="layout" svg:width="0.654cm" svg:height="0.497cm" svg:x="7.156cm" svg:y="20.101cm">
          <draw:text-box>
            <text:p text:style-name="P1"><text:span text:style-name="T4">ao,</text:span></text:p>
          </draw:text-box>
        </draw:frame>
        <draw:frame draw:style-name="gr1" draw:text-style-name="P2" draw:layer="layout" svg:width="13.625cm" svg:height="0.497cm" svg:x="7.85cm" svg:y="20.101cm">
          <draw:text-box>
            <text:p text:style-name="P1"><text:span text:style-name="T4">de gastos desnecess´arios e em fornecimentos e no controle de</text:span></text:p>
          </draw:text-box>
        </draw:frame>
        <draw:frame draw:style-name="gr1" draw:text-style-name="P2" draw:layer="layout" svg:width="1.907cm" svg:height="0.497cm" svg:x="3cm" svg:y="20.733cm">
          <draw:text-box>
            <text:p text:style-name="P1"><text:span text:style-name="T4">aquisi¸c˜</text:span></text:p>
          </draw:text-box>
        </draw:frame>
        <draw:frame draw:style-name="gr1" draw:text-style-name="P2" draw:layer="layout" svg:width="0.878cm" svg:height="0.497cm" svg:x="4.23cm" svg:y="20.733cm">
          <draw:text-box>
            <text:p text:style-name="P1"><text:span text:style-name="T4">oes.</text:span></text:p>
          </draw:text-box>
        </draw:frame>
        <draw:frame draw:style-name="gr1" draw:text-style-name="P2" draw:layer="layout" svg:width="19.094cm" svg:height="0.497cm" svg:x="3.619cm" svg:y="22.124cm">
          <draw:text-box>
            <text:p text:style-name="P1"><text:span text:style-name="T4">Destacando um dado muito importante no que a gest˜ao empresarial ´e um investimento</text:span></text:p>
          </draw:text-box>
        </draw:frame>
        <draw:frame draw:style-name="gr1" draw:text-style-name="P2" draw:layer="layout" svg:width="12.579cm" svg:height="0.497cm" svg:x="3cm" svg:y="22.756cm">
          <draw:text-box>
            <text:p text:style-name="P1"><text:span text:style-name="T4">imprescind´ıvel no que o empres´ario ou empreendedor n˜</text:span></text:p>
          </draw:text-box>
        </draw:frame>
        <draw:frame draw:style-name="gr1" draw:text-style-name="P2" draw:layer="layout" svg:width="7.482cm" svg:height="0.497cm" svg:x="12.859cm" svg:y="22.756cm">
          <draw:text-box>
            <text:p text:style-name="P1"><text:span text:style-name="T4">ao perde o dinheiro ele garante se-</text:span></text:p>
          </draw:text-box>
        </draw:frame>
        <draw:frame draw:style-name="gr1" draw:text-style-name="P2" draw:layer="layout" svg:width="5.857cm" svg:height="0.497cm" svg:x="3cm" svg:y="23.389cm">
          <draw:text-box>
            <text:p text:style-name="P1"><text:span text:style-name="T4">guran¸ca para seguir firme.</text:span></text:p>
          </draw:text-box>
        </draw:frame>
        <draw:frame draw:style-name="gr1" draw:text-style-name="P2" draw:layer="layout" svg:width="12.77cm" svg:height="0.497cm" svg:x="3.619cm" svg:y="24.779cm">
          <draw:text-box>
            <text:p text:style-name="P1"><text:span text:style-name="T4">Dicas que seguem para aderir uma boa pr´atica ´e o online,</text:span></text:p>
          </draw:text-box>
        </draw:frame>
        <draw:frame draw:style-name="gr1" draw:text-style-name="P2" draw:layer="layout" svg:width="5.103cm" svg:height="0.497cm" svg:x="14.654cm" svg:y="24.779cm">
          <draw:text-box>
            <text:p text:style-name="P1"><text:span text:style-name="T4">que ´e o ERP que ´e um</text:span></text:p>
          </draw:text-box>
        </draw:frame>
        <draw:frame draw:style-name="gr1" draw:text-style-name="P2" draw:layer="layout" svg:width="18.929cm" svg:height="0.497cm" svg:x="3cm" svg:y="25.411cm">
          <draw:text-box>
            <text:p text:style-name="P1"><text:span text:style-name="T4">sistema computacional que ajuda a controlar e organizando todos os dados e ajudando o</text:span></text:p>
          </draw:text-box>
        </draw:frame>
        <draw:frame draw:style-name="gr1" draw:text-style-name="P2" draw:layer="layout" svg:width="19.844cm" svg:height="0.497cm" svg:x="3cm" svg:y="26.044cm">
          <draw:text-box>
            <text:p text:style-name="P1"><text:span text:style-name="T4">profissional que opera esse sistema de software para que se torna mais ´ageis os servi¸cos a</text:span></text:p>
          </draw:text-box>
        </draw:frame>
        <draw:frame draw:style-name="gr1" draw:text-style-name="P2" draw:layer="layout" svg:width="8.376cm" svg:height="0.497cm" svg:x="3cm" svg:y="26.676cm">
          <draw:text-box>
            <text:p text:style-name="P1"><text:span text:style-name="T4">serem prestados e tome menos tempo.</text:span></text:p>
          </draw:text-box>
        </draw:frame>
        <draw:frame draw:style-name="gr1" draw:text-style-name="P2" draw:layer="layout" svg:width="10.027cm" svg:height="0.497cm" svg:x="10.064cm" svg:y="26.676cm">
          <draw:text-box>
            <text:p text:style-name="P1"><text:span text:style-name="T4">As possibilidades ao aderir o sistema ERP s˜ao:</text:span></text:p>
          </draw:text-box>
        </draw:frame>
      </draw:page>
      <draw:page draw:name="page8" draw:style-name="dp1" draw:master-page-name="master-page44">
        <draw:frame draw:style-name="gr1" draw:text-style-name="P2" draw:layer="layout" svg:width="2.588cm" svg:height="0.497cm" svg:x="2.619cm" svg:y="3.03cm">
          <draw:text-box>
            <text:p text:style-name="P1"><text:span text:style-name="T4">• </text:span><text:span text:style-name="T4">Financeiro</text:span></text:p>
          </draw:text-box>
        </draw:frame>
        <draw:frame draw:style-name="gr1" draw:text-style-name="P2" draw:layer="layout" svg:width="6.208cm" svg:height="0.497cm" svg:x="2.619cm" svg:y="3.663cm">
          <draw:text-box>
            <text:p text:style-name="P1"><text:span text:style-name="T4">• </text:span><text:span text:style-name="T4">Entrada e sa´ıda de custos.</text:span></text:p>
          </draw:text-box>
        </draw:frame>
        <draw:frame draw:style-name="gr1" draw:text-style-name="P2" draw:layer="layout" svg:width="11.317cm" svg:height="0.497cm" svg:x="2.619cm" svg:y="4.295cm">
          <draw:text-box>
            <text:p text:style-name="P1"><text:span text:style-name="T4">• </text:span><text:span text:style-name="T4">Diminui o tempo dos processos a serem realizados.</text:span></text:p>
          </draw:text-box>
        </draw:frame>
        <draw:frame draw:style-name="gr1" draw:text-style-name="P2" draw:layer="layout" svg:width="2.94cm" svg:height="0.497cm" svg:x="2.619cm" svg:y="4.928cm">
          <draw:text-box>
            <text:p text:style-name="P1"><text:span text:style-name="T4">• </text:span><text:span text:style-name="T4">Organiza¸c˜</text:span></text:p>
          </draw:text-box>
        </draw:frame>
        <draw:frame draw:style-name="gr1" draw:text-style-name="P2" draw:layer="layout" svg:width="10.602cm" svg:height="0.497cm" svg:x="4.845cm" svg:y="4.928cm">
          <draw:text-box>
            <text:p text:style-name="P1"><text:span text:style-name="T4">ao de estoque, evitando altos gastos e preju´ızos.</text:span></text:p>
          </draw:text-box>
        </draw:frame>
        <draw:frame draw:style-name="gr1" draw:text-style-name="P2" draw:layer="layout" svg:width="4.108cm" svg:height="0.497cm" svg:x="2.619cm" svg:y="5.56cm">
          <draw:text-box>
            <text:p text:style-name="P1"><text:span text:style-name="T4">• </text:span><text:span text:style-name="T4">Alta lucratividade</text:span></text:p>
          </draw:text-box>
        </draw:frame>
        <draw:frame draw:style-name="gr1" draw:text-style-name="P2" draw:layer="layout" svg:width="2.533cm" svg:height="0.497cm" svg:x="2.619cm" svg:y="6.193cm">
          <draw:text-box>
            <text:p text:style-name="P1"><text:span text:style-name="T4">• </text:span><text:span text:style-name="T4">Facilidade</text:span></text:p>
          </draw:text-box>
        </draw:frame>
        <draw:frame draw:style-name="gr1" draw:text-style-name="P2" draw:layer="layout" svg:width="5.306cm" svg:height="0.497cm" svg:x="2.619cm" svg:y="6.825cm">
          <draw:text-box>
            <text:p text:style-name="P1"><text:span text:style-name="T4">• </text:span><text:span text:style-name="T4">Melhor gerenciamento.</text:span></text:p>
          </draw:text-box>
        </draw:frame>
        <draw:frame draw:style-name="gr1" draw:text-style-name="P2" draw:layer="layout" svg:width="5.882cm" svg:height="0.497cm" svg:x="2.619cm" svg:y="7.457cm">
          <draw:text-box>
            <text:p text:style-name="P1"><text:span text:style-name="T4">• </text:span><text:span text:style-name="T4">Or¸camentos organizados</text:span></text:p>
          </draw:text-box>
        </draw:frame>
        <draw:frame draw:style-name="gr1" draw:text-style-name="P2" draw:layer="layout" svg:width="12.532cm" svg:height="0.497cm" svg:x="2.619cm" svg:y="8.09cm">
          <draw:text-box>
            <text:p text:style-name="P1"><text:span text:style-name="T4">• </text:span><text:span text:style-name="T4">Melhor entendimento em quest˜oes das vendas e emiss˜</text:span></text:p>
          </draw:text-box>
        </draw:frame>
        <draw:frame draw:style-name="gr1" draw:text-style-name="P2" draw:layer="layout" svg:width="1.886cm" svg:height="0.497cm" svg:x="12.705cm" svg:y="8.09cm">
          <draw:text-box>
            <text:p text:style-name="P1"><text:span text:style-name="T4">ao fiscal.</text:span></text:p>
          </draw:text-box>
        </draw:frame>
        <draw:frame draw:style-name="gr1" draw:text-style-name="P2" draw:layer="layout" svg:width="3.101cm" svg:height="0.497cm" svg:x="2.619cm" svg:y="8.722cm">
          <draw:text-box>
            <text:p text:style-name="P1"><text:span text:style-name="T4">• </text:span><text:span text:style-name="T4">Simplifica¸c˜</text:span></text:p>
          </draw:text-box>
        </draw:frame>
        <draw:frame draw:style-name="gr1" draw:text-style-name="P2" draw:layer="layout" svg:width="2.661cm" svg:height="0.497cm" svg:x="4.983cm" svg:y="8.722cm">
          <draw:text-box>
            <text:p text:style-name="P1"><text:span text:style-name="T4">ao das cota¸</text:span></text:p>
          </draw:text-box>
        </draw:frame>
        <draw:frame draw:style-name="gr1" draw:text-style-name="P2" draw:layer="layout" svg:width="8.227cm" svg:height="0.497cm" svg:x="7.026cm" svg:y="8.722cm">
          <draw:text-box>
            <text:p text:style-name="P1"><text:span text:style-name="T4">c˜oes para os clientes(FULANO, 2018).</text:span></text:p>
          </draw:text-box>
        </draw:frame>
      </draw:page>
      <draw:page draw:name="page9" draw:style-name="dp1" draw:master-page-name="master-page47">
        <draw:frame draw:style-name="gr2" draw:text-style-name="P3" draw:layer="layout" svg:width="0.606cm" svg:height="0.708cm" svg:x="3cm" svg:y="2.858cm">
          <draw:text-box>
            <text:p text:style-name="P1"><text:span text:style-name="T2">3</text:span></text:p>
          </draw:text-box>
        </draw:frame>
        <draw:frame draw:style-name="gr2" draw:text-style-name="P3" draw:layer="layout" svg:width="4.574cm" svg:height="0.708cm" svg:x="3.856cm" svg:y="2.858cm">
          <draw:text-box>
            <text:p text:style-name="P1"><text:span text:style-name="T2">METODOLOGIA</text:span></text:p>
          </draw:text-box>
        </draw:frame>
      </draw:page>
      <draw:page draw:name="page10" draw:style-name="dp1" draw:master-page-name="master-page50">
        <draw:frame draw:style-name="gr2" draw:text-style-name="P3" draw:layer="layout" svg:width="0.606cm" svg:height="0.708cm" svg:x="2cm" svg:y="2.858cm">
          <draw:text-box>
            <text:p text:style-name="P1"><text:span text:style-name="T2">4</text:span></text:p>
          </draw:text-box>
        </draw:frame>
        <draw:frame draw:style-name="gr2" draw:text-style-name="P3" draw:layer="layout" svg:width="4.083cm" svg:height="0.708cm" svg:x="2.856cm" svg:y="2.858cm">
          <draw:text-box>
            <text:p text:style-name="P1"><text:span text:style-name="T2">RESULTADOS</text:span></text:p>
          </draw:text-box>
        </draw:frame>
      </draw:page>
      <draw:page draw:name="page11" draw:style-name="dp1" draw:master-page-name="master-page53">
        <draw:frame draw:style-name="gr2" draw:text-style-name="P3" draw:layer="layout" svg:width="0.606cm" svg:height="0.708cm" svg:x="3cm" svg:y="2.995cm">
          <draw:text-box>
            <text:p text:style-name="P1"><text:span text:style-name="T2">5</text:span></text:p>
          </draw:text-box>
        </draw:frame>
        <draw:frame draw:style-name="gr2" draw:text-style-name="P3" draw:layer="layout" svg:width="2.948cm" svg:height="0.708cm" svg:x="3.856cm" svg:y="2.995cm">
          <draw:text-box>
            <text:p text:style-name="P1"><text:span text:style-name="T2">CONCLUS</text:span></text:p>
          </draw:text-box>
        </draw:frame>
        <draw:frame draw:style-name="gr2" draw:text-style-name="P3" draw:layer="layout" svg:width="0.606cm" svg:height="0.708cm" svg:x="6.474cm" svg:y="2.834cm">
          <draw:text-box>
            <text:p text:style-name="P1"><text:span text:style-name="T2">˜</text:span></text:p>
          </draw:text-box>
        </draw:frame>
        <draw:frame draw:style-name="gr2" draw:text-style-name="P3" draw:layer="layout" svg:width="0.895cm" svg:height="0.708cm" svg:x="6.427cm" svg:y="2.995cm">
          <draw:text-box>
            <text:p text:style-name="P1"><text:span text:style-name="T2">AO</text:span></text:p>
          </draw:text-box>
        </draw:frame>
      </draw:page>
      <draw:page draw:name="page12" draw:style-name="dp1" draw:master-page-name="master-page56">
        <draw:frame draw:style-name="gr2" draw:text-style-name="P3" draw:layer="layout" svg:width="1.949cm" svg:height="0.708cm" svg:x="8.148cm" svg:y="3.018cm">
          <draw:text-box>
            <text:p text:style-name="P1"><text:span text:style-name="T2">REFER</text:span></text:p>
          </draw:text-box>
        </draw:frame>
        <draw:frame draw:style-name="gr2" draw:text-style-name="P3" draw:layer="layout" svg:width="0.606cm" svg:height="0.708cm" svg:x="9.918cm" svg:y="2.858cm">
          <draw:text-box>
            <text:p text:style-name="P1"><text:span text:style-name="T2">ˆ</text:span></text:p>
          </draw:text-box>
        </draw:frame>
        <draw:frame draw:style-name="gr2" draw:text-style-name="P3" draw:layer="layout" svg:width="2.237cm" svg:height="0.708cm" svg:x="9.89cm" svg:y="3.018cm">
          <draw:text-box>
            <text:p text:style-name="P1"><text:span text:style-name="T2">ENCIAS</text:span></text:p>
          </draw:text-box>
        </draw:frame>
        <draw:frame draw:style-name="gr1" draw:text-style-name="P2" draw:layer="layout" svg:width="9.989cm" svg:height="0.497cm" svg:x="2cm" svg:y="5.229cm">
          <draw:text-box>
            <text:p text:style-name="P1"><text:span text:style-name="T4">FULANO.</text:span><text:span text:style-name="T1"> Novo Titulo</text:span><text:span text:style-name="T4">. [S.l.: s.n.], 23 jul. 2018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6" style:page-layout-name="PM0" draw:style-name="Mdp1"/>
    <style:master-page style:name="master-page53" style:page-layout-name="PM0" draw:style-name="Mdp1"/>
    <style:master-page style:name="master-page50" style:page-layout-name="PM0" draw:style-name="Mdp1"/>
    <style:master-page style:name="master-page47" style:page-layout-name="PM0" draw:style-name="Mdp1"/>
    <style:master-page style:name="master-page44" style:page-layout-name="PM0" draw:style-name="Mdp1"/>
    <style:master-page style:name="master-page41" style:page-layout-name="PM0" draw:style-name="Mdp1"/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16" style:page-layout-name="PM0" draw:style-name="Mdp1"/>
    <style:master-page style:name="master-page2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42"/>
    <meta:generator>LibreOffice/7.3.5.2$Linux_X86_64 LibreOffice_project/30$Build-2</meta:generator>
  </office:meta>
</office:document-meta>
</file>